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95b9b" officeooo:paragraph-rsid="00295b9b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6bd8" officeooo:paragraph-rsid="000a6bd8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1ee2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8c98a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fe8a8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style:font-size-asian="16pt" style:font-size-complex="16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05c0b7" style:font-size-asian="16pt" style:font-size-complex="16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8pt" officeooo:rsid="000a6bd8" officeooo:paragraph-rsid="000a6bd8" style:font-size-asian="18pt" style:font-size-complex="1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1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2d2a4b" style:font-name-asian="OzHandicraft BT" style:font-size-asian="16pt" style:font-name-complex="OzHandicraft BT" style:font-size-complex="16pt"/>
    </style:style>
    <style:style style:name="P23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style:font-name-asian="OLIVEOIL" style:font-name-complex="OLIVEOIL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a6bd8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style:font-name-asian="OzHandicraft BT" style:font-name-complex="OzHandicraft BT"/>
    </style:style>
    <style:style style:name="T8" style:family="text">
      <style:text-properties fo:color="#000000" style:font-name="OzHandicraft BT" officeooo:rsid="000a6bd8" style:font-name-asian="OzHandicraft BT" style:font-name-complex="OzHandicraft B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officeooo:rsid="000a6bd8"/>
    </style:style>
    <style:style style:name="T13" style:family="text">
      <style:text-properties officeooo:rsid="000abed7"/>
    </style:style>
    <style:style style:name="T14" style:family="text">
      <style:text-properties officeooo:rsid="000bebc6"/>
    </style:style>
    <style:style style:name="T15" style:family="text">
      <style:text-properties officeooo:rsid="0018c98a"/>
    </style:style>
    <style:style style:name="T16" style:family="text">
      <style:text-properties officeooo:rsid="001e32b5"/>
    </style:style>
    <style:style style:name="T17" style:family="text">
      <style:text-properties officeooo:rsid="001fe8a8"/>
    </style:style>
    <style:style style:name="T18" style:family="text">
      <style:text-properties officeooo:rsid="0020b825"/>
    </style:style>
    <style:style style:name="T19" style:family="text">
      <style:text-properties officeooo:rsid="0021e50f"/>
    </style:style>
    <style:style style:name="T20" style:family="text">
      <style:text-properties officeooo:rsid="00225c09"/>
    </style:style>
    <style:style style:name="T21" style:family="text">
      <style:text-properties officeooo:rsid="0024e12e"/>
    </style:style>
    <style:style style:name="T22" style:family="text">
      <style:text-properties officeooo:rsid="00263c46"/>
    </style:style>
    <style:style style:name="T23" style:family="text">
      <style:text-properties officeooo:rsid="0026ae50"/>
    </style:style>
    <style:style style:name="T24" style:family="text">
      <style:text-properties officeooo:rsid="00282428"/>
    </style:style>
    <style:style style:name="T25" style:family="text">
      <style:text-properties officeooo:rsid="0028fbc1"/>
    </style:style>
    <style:style style:name="T26" style:family="text">
      <style:text-properties officeooo:rsid="00295b9b"/>
    </style:style>
    <style:style style:name="T27" style:family="text">
      <style:text-properties officeooo:rsid="002d2a4b"/>
    </style:style>
    <style:style style:name="T28" style:family="text">
      <style:text-properties officeooo:rsid="002ec71a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3"/>
      <text:p text:style-name="P3"/>
      <text:p text:style-name="P3"/>
      <text:p text:style-name="P3"/>
      <text:p text:style-name="P19"/>
      <text:p text:style-name="P3"/>
      <text:p text:style-name="P3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pan text:style-name="T12">Nirvana Chanterelle Ale</text:span> <text:s text:c="67"/></text:p>
      <text:p text:style-name="P9">Brew Date: <text:s text:c="2"/><text:span text:style-name="T16">Mar 13’17</text:span> <text:s text:c="65"/></text:p>
      <text:p text:style-name="P2"><text:span text:style-name="T4">Batch Size:</text:span><text:span text:style-name="T9"> 10 </text:span><text:span text:style-name="T10">gal</text:span><text:span text:style-name="T4"><text:tab/><text:tab/><text:tab/></text:span></text:p>
      <text:p text:style-name="P1"><text:span text:style-name="T4">Target OG/◦P: </text:span><text:span text:style-name="T5">1.083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3" svg:x1="1.543cm" svg:y1="0.624cm" svg:x2="1.622cm" svg:y2="6.577cm"><text:p/></draw:line><draw:line text:anchor-type="paragraph" draw:z-index="5" draw:style-name="gr2" draw:text-style-name="P23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9 <text:s text:c="5"/># <text:s text:c="8"/>pils</text:p>
      <text:p text:style-name="P10">4 <text:s text:c="8"/># <text:s text:c="7"/>pale</text:p>
      <text:p text:style-name="P10">3 <text:s text:c="9"/># <text:s text:c="6"/>Wheat</text:p>
      <text:p text:style-name="P10">4 <text:s text:c="7"/># <text:s text:c="8"/>dark munich</text:p>
      <text:p text:style-name="P7"><text:s/>1 <text:s text:c="15"/>Tsp NaCl (mash)</text:p>
      <text:p text:style-name="P7"><draw:custom-shape text:anchor-type="paragraph" draw:z-index="2" draw:style-name="gr1" draw:text-style-name="P23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20"><draw:line text:anchor-type="paragraph" draw:z-index="4" draw:style-name="gr2" draw:text-style-name="P23" svg:x1="1.623cm" svg:y1="0.626cm" svg:x2="1.702cm" svg:y2="0.6cm"><text:p/></draw:line> <text:s text:c="4"/>Irish Moss</text:p>
      <text:p text:style-name="P10">200 <text:s text:c="4"/>g <text:s text:c="6"/>Dried Chanterelles</text:p>
      <text:p text:style-name="P7"><text:s text:c="13"/><text:span text:style-name="T17">Nottingham </text:span>Yeast</text:p>
      <text:p text:style-name="P7"/>
      <text:p text:style-name="P7"/>
      <text:p text:style-name="P7"/>
      <text:p text:style-name="P7"><draw:line text:anchor-type="paragraph" draw:z-index="7" draw:style-name="gr2" draw:text-style-name="P23" svg:x1="7.497cm" svg:y1="0.564cm" svg:x2="7.576cm" svg:y2="4.004cm"><text:p/></draw:line>Qt <text:s/>oz/g <text:s text:c="2"/>Hop/Seasoning <text:s text:c="14"/><text:span text:style-name="T12">Time</text:span></text:p>
      <text:p text:style-name="P8"><draw:line text:anchor-type="paragraph" draw:z-index="6" draw:style-name="gr2" draw:text-style-name="P23" svg:x1="2.549cm" svg:y1="0.012cm" svg:x2="2.628cm" svg:y2="3.452cm"><text:p/></draw:line> <text:span text:style-name="T12">46 <text:s text:c="5"/>g <text:s text:c="5"/>Saaz <text:s text:c="15"/>90 min</text:span></text:p>
      <text:p text:style-name="P18"><text:span text:style-name="T13">86</text:span> <text:s text:c="9"/>g <text:s text:c="7"/><text:span text:style-name="T13">Saaz</text:span> <text:s text:c="22"/>60 min</text:p>
      <text:p text:style-name="P18">86 <text:s text:c="9"/>g <text:s text:c="7"/><text:span text:style-name="T13">Saaz</text:span> <text:s text:c="22"/>10 min</text:p>
      <text:p text:style-name="P18">25 <text:s text:c="9"/>g <text:s text:c="8"/>cascade <text:s text:c="17"/>end of boil</text:p>
      <text:p text:style-name="P17"><text:span text:style-name="T8">200 <text:s text:c="4"/>g <text:s text:c="4"/>chanterelles (tea) end of boil</text:span><text:span text:style-name="T7"> <text:s text:c="806"/>Stage <text:s text:c="13"/>Date <text:s text:c="17"/></text:span></text:p>
      <text:p text:style-name="P7">Primary: <text:s text:c="2"/><text:span text:style-name="T27">Mar 13’17</text:span></text:p>
      <text:p text:style-name="P7">Racked:<text:tab/> <text:s/><text:span text:style-name="T27">Mar 19’17</text:span><text:tab/><text:tab/><text:tab/><text:tab/><text:tab/></text:p>
      <text:p text:style-name="P22"><text:span text:style-name="T28">Bottled: <text:s text:c="3"/>Apr 16’17 <text:s text:c="6"/>6x1l</text:span> <text:s text:c="2"/></text:p>
      <text:p text:style-name="P22">Kegged: <text:s text:c="3"/><text:span text:style-name="T27">Apr 16’17</text:span></text:p>
      <text:p text:style-name="P16"><text:span text:style-name="T7">Purged:</text:span><text:span text:style-name="T3"><text:tab/><text:tab/><text:tab/><text:tab/><text:tab/><text:tab/>Charged:</text:span></text:p>
      <text:p text:style-name="P7"/>
      <text:p text:style-name="P7"/>
      <text:p text:style-name="P7"><draw:frame draw:style-name="fr3" draw:name="Object2" text:anchor-type="paragraph" svg:x="9.297cm" svg:y="0.349cm" svg:width="11.654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 <text:span text:style-name="T19">7:15am</text:span></text:p>
      <text:p text:style-name="P7">Fill mash tun:<text:tab/><text:span text:style-name="T19">Sat</text:span></text:p>
      <text:p text:style-name="P7">Fill sparge kettle:<text:tab/><text:span text:style-name="T19">Sat</text:span><text:tab/><text:tab/><text:tab/><text:tab/></text:p>
      <text:p text:style-name="P11"><text:span text:style-name="T11">Fire bu</text:span>rners: <text:span text:style-name="T19">7:15</text:span>am</text:p>
      <text:p text:style-name="P11">Heat Mash Tun : Target Temp: <text:s/><text:span text:style-name="T18">155</text:span> <text:s text:c="3"/></text:p>
      <text:p text:style-name="P11">Heat Sparge Kettle: Target Temp: 1<text:span text:style-name="T12">55</text:span></text:p>
      <text:p text:style-name="P11">Target Temp (Mash): 15<text:span text:style-name="T12">0</text:span></text:p>
      <text:p text:style-name="P11">Grind grain: <text:s text:c="3"/><text:span text:style-name="T19">8:10</text:span></text:p>
      <text:p text:style-name="P11">sparge temp:<text:span text:style-name="T20">165</text:span></text:p>
      <text:p text:style-name="P15">Strike Temp: <text:span text:style-name="T20">155</text:span></text:p>
      <text:p text:style-name="P15">pump temp: <text:s/><text:span text:style-name="T20">155</text:span></text:p>
      <text:p text:style-name="P11">Mash in: <text:span text:style-name="T20">8:40</text:span></text:p>
      <text:p text:style-name="P11">Temp: <text:span text:style-name="T20">151</text:span></text:p>
      <text:p text:style-name="P11">Mash: Duration: <text:s text:c="2"/><text:span text:style-name="T14">90</text:span> <text:s text:c="4"/>minutes <text:s text:c="7"/></text:p>
      <text:p text:style-name="P11">Start: <text:s text:c="2"/><text:span text:style-name="T20">8:40</text:span> <text:s text:c="2"/>Finish: <text:span text:style-name="T20">10:10</text:span></text:p>
      <text:p text:style-name="P11">Heat (to deactivate enzymes)<text:tab/><text:tab/></text:p>
      <text:p text:style-name="P13">Target Temp: 168 <text:s text:c="2"/></text:p>
      <text:p text:style-name="P13">Start: <text:s text:c="2"/><text:span text:style-name="T20">10:10</text:span> <text:s text:c="2"/></text:p>
      <text:p text:style-name="P11">Finish: <text:s text:c="2"/><text:span text:style-name="T21">10:20</text:span></text:p>
      <text:p text:style-name="P11">Heat Sparge H20 (Target175◦) <text:s text:c="7"/></text:p>
      <text:p text:style-name="P11">Sparge: Start: <text:s/><text:span text:style-name="T21">10:28</text:span></text:p>
      <text:p text:style-name="P11">Finish: <text:span text:style-name="T22">11:15</text:span></text:p>
      <text:p text:style-name="P11">Wort collected: <text:s text:c="2"/><text:span text:style-name="T15">full boiler </text:span></text:p>
      <text:p text:style-name="P11">Boil : Burner On: <text:s/></text:p>
      <text:p text:style-name="P11">Rolling Boil: <text:s text:c="3"/></text:p>
      <text:p text:style-name="P11">Hops In: <text:s/><text:span text:style-name="T23">12pm</text:span> <text:s text:c="2"/>Hops In: <text:span text:style-name="T23">12:30</text:span> <text:s text:c="5"/></text:p>
      <text:p text:style-name="P11"><text:span text:style-name="T15">Whirlflock in: 1:15 <text:s/></text:span>Hops in : <text:span text:style-name="T23">1:20 <text:s text:c="3"/>Hops &amp; tea in: 1:30</text:span></text:p>
      <text:p text:style-name="P11">Duration:<text:span text:style-name="T24">90</text:span> <text:s/>min <text:s/>Start: <text:s/><text:span text:style-name="T23">12pm</text:span></text:p>
      <text:p text:style-name="P11">Finish: <text:s text:c="6"/><text:span text:style-name="T23">1:30</text:span></text:p>
      <text:p text:style-name="P11">Burner Off: <text:span text:style-name="T23">1:30</text:span></text:p>
      <text:p text:style-name="P11">Rest 15 min <text:s text:c="7"/></text:p>
      <text:p text:style-name="P11">Pump and chill: <text:s text:c="4"/></text:p>
      <text:p text:style-name="P14">Start: <text:s text:c="9"/><text:span text:style-name="T25">1:45</text:span> <text:s text:c="9"/>Finish: <text:s text:c="4"/><text:span text:style-name="T26">2:20</text:span> </text:p>
      <text:p text:style-name="P11">OG : <text:s text:c="2"/><text:span text:style-name="T25">1.080</text:span></text:p>
      <text:p text:style-name="P12">Yeast: <text:s text:c="2"/><text:span text:style-name="T25">Nottingham</text:span></text:p>
      <text:p text:style-name="P11">Irish Moss</text:p>
      <text:p text:style-name="P4"/>
      <text:p text:style-name="P4">Notes: <text:span text:style-name="T26">heat mash went very quickly</text:span></text:p>
      <text:p text:style-name="P5">pump and chill went smooth until last couple of inches in boiler/ hops plugging the new fancy outle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6T11:35:19.187211108</dc:date>
    <meta:editing-duration>PT7H28M24S</meta:editing-duration>
    <meta:editing-cycles>18</meta:editing-cycles>
    <meta:document-statistic meta:table-count="0" meta:image-count="0" meta:object-count="3" meta:page-count="2" meta:paragraph-count="65" meta:word-count="252" meta:character-count="2807" meta:non-whitespace-character-count="11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53cm" svg:height="8.999cm" xlink:href="." xlink:type="simple" chart:class="chart:line" chart:style-name="ch1">
        <chart:title svg:x="2.687cm" svg:y="0.315cm" chart:style-name="ch2">
          <text:p>Nirvana Chanterelle Ale Mar'17</text:p>
        </chart:title>
        <chart:legend chart:legend-position="end" svg:x="8.986cm" svg:y="3.702cm" style:legend-expansion="high" chart:style-name="ch3"/>
        <chart:plot-area chart:style-name="ch4" chart:data-source-has-labels="both" svg:x="1.244cm" svg:y="1.273cm" svg:width="7.509cm" svg:height="6.566cm">
          <chartooo:coordinate-region svg:x="2.395cm" svg:y="1.273cm" svg:width="6.358cm" svg:height="5.322cm"/>
          <chart:axis chart:dimension="x" chart:name="primary-x" chart:style-name="ch5" chartooo:axis-type="auto">
            <chartooo:date-scale/>
            <chart:title svg:x="4.636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">
                <text:p>146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169">
                <text:p>16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